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family-generic="roman" style:font-pitch="variable"/>
    <style:font-face style:name="Dyuthi1" svg:font-family="Dyuth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252c5d" officeooo:paragraph-rsid="000c4eb6"/>
    </style:style>
    <style:style style:name="P2" style:family="paragraph" style:parent-style-name="Standard" style:master-page-name="Standard">
      <style:paragraph-properties fo:margin-left="0cm" fo:margin-right="0cm" fo:text-indent="0cm" style:auto-text-indent="false" style:page-number="1"/>
      <style:text-properties officeooo:rsid="00252c5d" officeooo:paragraph-rsid="000c4eb6"/>
    </style:style>
    <style:style style:name="P3" style:family="paragraph" style:parent-style-name="Standard">
      <style:text-properties officeooo:rsid="001ccfda" officeooo:paragraph-rsid="000c4eb6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c4eb6"/>
    </style:style>
    <style:style style:name="T1" style:family="text">
      <style:text-properties style:font-name="Dyuthi" fo:font-size="16pt" fo:font-weight="normal" style:font-size-asian="16pt" style:font-weight-asian="normal" style:font-name-complex="Dyuthi1" style:font-size-complex="16pt"/>
    </style:style>
    <style:style style:name="T2" style:family="text">
      <style:text-properties fo:font-size="10pt" style:font-size-asian="1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6" text:anchor-type="page" text:anchor-page-number="31" svg:x="1.9cm" svg:y="3.6cm" svg:width="7.5cm" draw:z-index="15">
        <draw:text-box fo:min-height="3.362cm">
          <text:p text:style-name="Frame_20_contents">Iván</text:p>
        </draw:text-box>
      </draw:frame>
      <draw:frame draw:style-name="fr1" draw:name="Frame15" text:anchor-type="page" text:anchor-page-number="29" svg:x="1.9cm" svg:y="3.6cm" svg:width="7.5cm" draw:z-index="14">
        <draw:text-box fo:min-height="3.362cm">
          <text:p text:style-name="Frame_20_contents">Jose Maria</text:p>
        </draw:text-box>
      </draw:frame>
      <draw:frame draw:style-name="fr1" draw:name="Frame14" text:anchor-type="page" text:anchor-page-number="27" svg:x="1.9cm" svg:y="3.6cm" svg:width="7.5cm" draw:z-index="13">
        <draw:text-box fo:min-height="3.362cm">
          <text:p text:style-name="Frame_20_contents">Pablo</text:p>
        </draw:text-box>
      </draw:frame>
      <draw:frame draw:style-name="fr1" draw:name="Frame13" text:anchor-type="page" text:anchor-page-number="25" svg:x="1.9cm" svg:y="3.6cm" svg:width="7.5cm" draw:z-index="12">
        <draw:text-box fo:min-height="3.362cm">
          <text:p text:style-name="Frame_20_contents">Jose</text:p>
        </draw:text-box>
      </draw:frame>
      <draw:frame draw:style-name="fr1" draw:name="Frame12" text:anchor-type="page" text:anchor-page-number="23" svg:x="1.9cm" svg:y="3.6cm" svg:width="7.5cm" draw:z-index="11">
        <draw:text-box fo:min-height="3.362cm">
          <text:p text:style-name="Frame_20_contents">Oscar</text:p>
        </draw:text-box>
      </draw:frame>
      <draw:frame draw:style-name="fr1" draw:name="Frame11" text:anchor-type="page" text:anchor-page-number="21" svg:x="1.9cm" svg:y="3.6cm" svg:width="7.5cm" draw:z-index="10">
        <draw:text-box fo:min-height="3.362cm">
          <text:p text:style-name="Frame_20_contents">Sergi</text:p>
        </draw:text-box>
      </draw:frame>
      <draw:frame draw:style-name="fr1" draw:name="Frame10" text:anchor-type="page" text:anchor-page-number="19" svg:x="1.9cm" svg:y="3.6cm" svg:width="7.5cm" draw:z-index="9">
        <draw:text-box fo:min-height="3.362cm">
          <text:p text:style-name="Frame_20_contents">Epi</text:p>
        </draw:text-box>
      </draw:frame>
      <draw:frame draw:style-name="fr1" draw:name="Frame9" text:anchor-type="page" text:anchor-page-number="17" svg:x="1.9cm" svg:y="3.6cm" svg:width="7.5cm" draw:z-index="8">
        <draw:text-box fo:min-height="3.362cm">
          <text:p text:style-name="Frame_20_contents">Ignasi</text:p>
        </draw:text-box>
      </draw:frame>
      <draw:frame draw:style-name="fr1" draw:name="Frame8" text:anchor-type="page" text:anchor-page-number="15" svg:x="1.9cm" svg:y="3.6cm" svg:width="7.5cm" draw:z-index="7">
        <draw:text-box fo:min-height="3.362cm">
          <text:p text:style-name="Frame_20_contents">Ainoha</text:p>
        </draw:text-box>
      </draw:frame>
      <draw:frame draw:style-name="fr1" draw:name="Frame7" text:anchor-type="page" text:anchor-page-number="13" svg:x="1.9cm" svg:y="3.6cm" svg:width="7.5cm" draw:z-index="6">
        <draw:text-box fo:min-height="3.362cm">
          <text:p text:style-name="Frame_20_contents">Julia</text:p>
        </draw:text-box>
      </draw:frame>
      <draw:frame draw:style-name="fr1" draw:name="Frame6" text:anchor-type="page" text:anchor-page-number="11" svg:x="1.9cm" svg:y="3.6cm" svg:width="7.5cm" draw:z-index="5">
        <draw:text-box fo:min-height="3.362cm">
          <text:p text:style-name="Frame_20_contents">Erick</text:p>
        </draw:text-box>
      </draw:frame>
      <draw:frame draw:style-name="fr1" draw:name="Frame5" text:anchor-type="page" text:anchor-page-number="9" svg:x="1.9cm" svg:y="3.6cm" svg:width="7.5cm" draw:z-index="4">
        <draw:text-box fo:min-height="3.362cm">
          <text:p text:style-name="Frame_20_contents">Adrià</text:p>
        </draw:text-box>
      </draw:frame>
      <draw:frame draw:style-name="fr1" draw:name="Frame4" text:anchor-type="page" text:anchor-page-number="7" svg:x="1.9cm" svg:y="3.6cm" svg:width="7.5cm" draw:z-index="3">
        <draw:text-box fo:min-height="3.362cm">
          <text:p text:style-name="Frame_20_contents">Issac</text:p>
        </draw:text-box>
      </draw:frame>
      <draw:frame draw:style-name="fr1" draw:name="Frame3" text:anchor-type="page" text:anchor-page-number="5" svg:x="1.9cm" svg:y="3.6cm" svg:width="7.5cm" draw:z-index="2">
        <draw:text-box fo:min-height="3.362cm">
          <text:p text:style-name="Frame_20_contents">David</text:p>
        </draw:text-box>
      </draw:frame>
      <draw:frame draw:style-name="fr1" draw:name="Frame2" text:anchor-type="page" text:anchor-page-number="3" svg:x="1.9cm" svg:y="3.6cm" svg:width="7.5cm" draw:z-index="1">
        <draw:text-box fo:min-height="3.362cm">
          <text:p text:style-name="Frame_20_contents">Jonatan</text:p>
        </draw:text-box>
      </draw:frame>
      <draw:frame draw:style-name="fr1" draw:name="Frame1" text:anchor-type="page" text:anchor-page-number="1" svg:x="1.9cm" svg:y="3.6cm" svg:width="7.5cm" draw:z-index="0">
        <draw:text-box fo:min-height="3.362cm">
          <text:p text:style-name="Frame_20_contents">Dani</text:p>
        </draw:text-box>
      </draw:frame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  <text:p text:style-name="P2"><text:span text:style-name="T1">Diploma</text:span></text:p>
      <text:p text:style-name="P1"><text:span text:style-name="T1"/></text:p>
      <text:p text:style-name="P1"><text:span text:style-name="T1"/></text:p>
      <text:p text:style-name="P4"><text:span text:style-name="T2"><text:tab/></text:span></text:p>
      <text:p text:style-name="P4"><text:span text:style-name="T2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family-generic="roman" style:font-pitch="variable"/>
    <style:font-face style:name="Dyuthi1" svg:font-family="Dyuth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43:48.076766032</meta:creation-date>
    <meta:editing-cycles>2</meta:editing-cycles>
    <meta:editing-duration>PT42S</meta:editing-duration>
    <dc:date>2022-12-01T12:09:34.193123715</dc:date>
    <meta:document-statistic meta:table-count="0" meta:image-count="0" meta:object-count="0" meta:page-count="31" meta:paragraph-count="48" meta:word-count="33" meta:character-count="212" meta:non-whitespace-character-count="195"/>
    <meta:generator>LibreOffice/7.3.7.2$Linux_X86_64 LibreOffice_project/30$Build-2</meta:generator>
  </office:meta>
</office:document-meta>
</file>